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759.29pt"/>
    </style:style>
    <style:style style:name="co3" style:family="table-column">
      <style:table-column-properties fo:break-before="auto" style:column-width="63.81pt"/>
    </style:style>
    <style:style style:name="co4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66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aaaaaa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0.74pt solid #aaaaaa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aaaaaa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aaaaaa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number-columns-repeated="248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PENDANCY</text:p>
          </table:table-cell>
          <table:table-cell table:style-name="ce1" office:value-type="string" calcext:value-type="string">
            <text:p>CORRECT ANSWER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USER-ANSW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WIKI_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is_revision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pth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i2c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SPI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1x6_ftdi_header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jumpers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leds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vreg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QFN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SS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multi_sheet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is_kit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serial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is_4layer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milling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switchorbutton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has_collaboration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Are the part libraries consistent with eagle github repo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proper frame with CC attribution use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all schematic objects inside the fram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re a SparkFun Logo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re an OSHW logo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proper attribution given to the original designer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"Revised by: " and the reviser's name present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NET labels the correct FLAG typ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Have all nets been drawn straight out from pin connections at least one grid spac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all net lines 0.006 inch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there any 4-way junctions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junction dots used for all 3-wire connections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the fiducials in the lower right corner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the standoffs in the lower right corner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dashed grey lines ('info' eagle layer 97) used to clearly separate different areas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version number correct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version number included on all sheets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Do all GND connections use the GND symbol (oriented downward)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Do all VCC connections use the VCC symbol (oriented upward)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VCC range clearly labele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any jumpers labeled clearly by their function and possible settings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any appropriate warnings (voltage conversion, sensitive I/O) labele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Are any notes of two versions of the board in the schematic (3.3V regulator vs 5V regulator)?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Do any part names have '/.~' in them? (Multiple sheets)</text:p>
          </table:table-cell>
          <table:table-cell table:style-name="ce4" office:value-type="string" calcext:value-type="string">
            <text:p>NO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NO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Have you verified that the BOM in Sparkle is accurate (also checking for PROD_ID, NAME, VALUE, PREFIX)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Do any parts have unnecessary values (Eagle has autoset the package as the value)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Regarding the voltage regulator, is the input on the LEFT, and the output on the RIGHT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I2C address in the schematic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I2C pin order correct (GND/VCC/SDA/CLK) and did you consider using a Qwiic connector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Pin_Out.2FConnection_Orientation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I2C pull-up resistor isolation jumper present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Component_Placement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SPI pull-up resistor for Chip Select present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Component_Placement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Is the MISO tri-state buffer included?</text:p>
          </table:table-cell>
          <table:table-cell table:style-name="ce4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Component_Placement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f this is a Qwiic board, does it follow the design guidelines for Qwiic boards in the Wiki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Qwiic_Standard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f this board is not branded as a Qwicc board, but contains a Qwiic connector, is the connector labeled with “QWIIC” text silk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4" calcext:value-type="float">
            <text:p>4</text:p>
          </table:table-cell>
          <table:table-cell table:style-name="ce1"/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the inner layers on the correct eagle layers? (2 and 15)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Does your 4 layer board include '1' '2' '3' '4' in the copper of each layer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 bottom left corner board dimensions at 0,0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 board dimension outline correct thickness? (0.008 inch)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f this requires very precise dimensions (e.g. USB stick), did you consider GP's tolerances? (dimension=5mils, Vscore=10mils)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2"/>
          <table:table-cell table:style-name="ce3" table:number-columns-repeated="3"/>
          <table:table-cell table:style-name="ce3" office:value-type="string" calcext:value-type="string">
            <text:p>https://wiki.sparkfun.com/index.php?title=Eagle_Rules#Fab_house_Tolerance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0.1 inch headers lined up on 0.1 inch gri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opposing 0.1 inch headers spaced to fit into a breadboard?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Do all testpoints have a separation of at least 0.1 inch (preferably placed on a 0.05 inch grid)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Does the board have standoffs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an standoffs/screws be used clear of other parts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4" office:value-type="string" calcext:value-type="string">
            <text:p>https://wiki.sparkfun.com/index.php?title=Eagle_Rules#Board_Creation.2C_Outlin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 FTDI connector accessible (do neighboring parts allow enough space to clear each side)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https://wiki.sparkfun.com/index.php?title=Eagle_Rules#Pin_Out.2FConnection_Orientation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 FTDI connector oriented so the FTDI breakout can be slid on properly (IC side up, header side down)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https://wiki.sparkfun.com/index.php?title=Eagle_Rules#Pin_Out.2FConnection_Orientation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vias tented correctly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https://wiki.sparkfun.com/index.php?title=Eagle_Rules#Trace_Routing.2C_Polygon_Pours.2C_and_Via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f possible, are all overhanging parts on the same edge of the board (this helps with panelization)?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3" office:value-type="string" calcext:value-type="string">
            <text:p>https://wiki.sparkfun.com/index.php?title=Eagle_Rules#Pin_Out.2FConnection_Orientation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f this design requires special ordering or production assembly instructions, have the symbols/packages been added with notes? (PCB thickness, humidity sensitivity, etc.)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any vias intended to be used as PTH headers (they shouldn't be)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table:style-name="ce4" table:number-columns-repeated="3"/>
          <table:table-cell table:style-name="ce3" office:value-type="string" calcext:value-type="string">
            <text:p>https://wiki.sparkfun.com/index.php?title=Eagle_Rules#Trace_Routing.2C_Polygon_Pours.2C_and_Via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 LED color standard followed? (red for power, blue for STAT, green for TX, yellow for RX)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Component_Placement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Do parts that need selective solder have a planned nozzle path on layer 48? (valid widths: 0.178", 0,263", 0.354")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<text:span text:style-name="T1"><text:a xlink:href="https://wiki.sparkfun.com/index.php?title=Eagle_Rules#Selective_Soldering" xlink:type="simple">https://wiki.sparkfun.com/index.php?title=Eagle_Rules#Selective_Soldering</text:a></text:span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s best as possible, do all SMD pads have only 1 trace entering the pa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5" office:value-type="string" calcext:value-type="string">
            <text:p><text:span text:style-name="T2"><text:a xlink:href="https://wiki.sparkfun.com/index.php?title=Eagle_Rules#PCB_Layout" xlink:type="simple">https://wiki.sparkfun.com/index.php?title=Eagle_Rules#PCB_Layout</text:a></text:span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there any natural bridges on SMT components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PCB_Layout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Do V-Scored edges have a 50 mil border free of pads and parts (to prevent cracking on separation)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 direction of TX/RX serial connections correct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the TX/RX pins of the FTDI properly connected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race routing up to spec? (to/from center-points, straight lines, 45 angles, 'T' intersections, no right angles or acid traps)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PCB_Layout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For thermal considerations, are traces routed away from the component, with symmetrical routing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Do all footprints pass 1:1 check? <text:s/>(Applies mostly to new components)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all QFN components with 6 or more leads 75 percent pasted on lead pads? (May be contended depending on performance)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Footprints.2FPackage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center pad cream apertures properly reduced? (50-75% paste is good)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Footprints.2FPackage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re solder mask between pads on of 11 mil separation and greater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https://wiki.sparkfun.com/index.php?title=Eagle_Rules#Fab_house_Tolerance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s there a correct version number in the copper (aligned properly with the edge of the PCB)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there fiducials on both the TOP and BOTTOM of the boar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Does it pass DRC with top/bottom keepout layers on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f there are any DRC errors, have they all been approve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there airwires after ratsnest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Are all KIT PTH parts on the correct side with correct masking (e.g. the TSTOP or BSTOP expose the correct side)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Is there a note for a 4-layer board (on tDOCU)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Do all packages have NAME and VALU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Is there a note for a board thickness other than 0.63 inch? 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Are measurements included for outer dimension and standoffs (Eagle layer 47)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Are the board dimensions on 0.05 inch or 0.01 inch gri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Are routed-out areas labeled 'ROUTE OUT' (on dimension)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Is the CC/Design By included in tDocu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Is the designer name included in tDocu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Is 'Revised by:' and 'Revisor Name' included in tDocu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the name of the board on the boar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3"/>
          <table:table-cell table:style-name="ce1" office:value-type="string" calcext:value-type="string">
            <text:p>https://wiki.sparkfun.com/index.php?title=Eagle_Rules#PCB_Silk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Do all footprints have 0.008 inch silk footprint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all LEDs labeled with their purpose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all PTHs (aka connectors) clearly labeled with their purpose on both sides of the boar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battery terminals labeled +/- correctly?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all jumpers labeled?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f it is a 3-way jumper, is there a label on each side of the jumper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all switches/buttons labeled properly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active low pins labeled clearly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all labels lined up properly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all text at least 0.032 inch, 15 percent radio, and vector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Does the FTDI connector have BLK/GRN labeled correctly?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Do all components have polarity or pin 1 labele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the polarity label outside of the package for visibility after part population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Are there check labels for different versions of the board (3.3V vs 5V)?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the SparkFun Logo on the boar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the OSHW logo on the board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the firmware opensource? If not, did you omit the OSHW Logo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YES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any silkscreen overlaid on vias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ilkscreen/Labeling</text:p>
          </table:table-cell>
          <table:table-cell table:style-name="ce1" office:value-type="string" calcext:value-type="string">
            <text:p>Is there a URL for any kits or unique boards?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Are dimension lines properly spaced for V-scoring (lines on a 0.020” center-to-center spacing)?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On white solder mask pcbs, is there any solder mask between leads on large SMT components?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Are axes labeled correctly?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Are there warning labels for high voltage areas?</text:p>
          </table:table-cell>
          <table:table-cell table:style-name="ce4" office:value-type="string" calcext:value-type="string">
            <text:p>N/A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Thanks for flying with us. Have a great day!!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 table:number-columns-repeated="1015"/>
        </table:table-row>
        <table:table-row table:style-name="ro4" table:number-rows-repeated="6541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first-page-number="continue" style:scale-to="100%" style:writing-mode="lr-tb"/>
      <style:header-style>
        <style:header-footer-properties fo:min-height="21.26pt" fo:margin-left="32.26pt" fo:margin-right="32.26pt" fo:margin-bottom="24.69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/></text:span><text:span text:style-name="MT1">000000</text:span><text:span text:style-name="MT1"><text:page-number>1</text:page-number></text:span></text:p>
      </style:header>
      <style:header-left style:display="false">
        <text:p><text:span text:style-name="MT1"><text:s/></text:span><text:span text:style-name="MT1">000000</text:span><text:span text:style-name="MT1"><text:page-number>1</text:page-number></text:span></text:p>
      </style:header-left>
      <style:footer>
        <text:p><text:span text:style-name="MT2">000000Board_Design_Checklist.xls</text:span></text:p>
      </style:footer>
      <style:footer-left style:display="false">
        <text:p><text:span text:style-name="MT2">000000Board_Design_Checklist.xls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7:16:37.177000000</dc:date>
    <meta:editing-cycles>16</meta:editing-cycles>
    <meta:editing-duration>PT2H10M31S</meta:editing-duration>
    <meta:generator>LibreOffice/6.0.4.2$Windows_X86_64 LibreOffice_project/9b0d9b32d5dcda91d2f1a96dc04c645c450872bf</meta:generator>
    <meta:document-statistic meta:table-count="1" meta:cell-count="525" meta:object-count="0"/>
  </office:meta>
</office:document-meta>
</file>